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officeooo:paragraph-rsid="0013ea48"/>
    </style:style>
    <style:style style:name="P3" style:family="paragraph" style:parent-style-name="Text_20_body">
      <style:text-properties officeooo:paragraph-rsid="00249bed"/>
    </style:style>
    <style:style style:name="P4" style:family="paragraph" style:parent-style-name="Text_20_body">
      <style:text-properties officeooo:paragraph-rsid="002e6763"/>
    </style:style>
    <style:style style:name="P5" style:family="paragraph" style:parent-style-name="Heading_20_1">
      <style:text-properties officeooo:rsid="00130fc5" officeooo:paragraph-rsid="00130fc5"/>
    </style:style>
    <style:style style:name="P6" style:family="paragraph" style:parent-style-name="Heading_20_1">
      <style:text-properties officeooo:rsid="0013ea48" officeooo:paragraph-rsid="0013ea48"/>
    </style:style>
    <style:style style:name="P7" style:family="paragraph" style:parent-style-name="Heading_20_1">
      <style:text-properties officeooo:rsid="002176a2" officeooo:paragraph-rsid="002176a2"/>
    </style:style>
    <style:style style:name="P8" style:family="paragraph" style:parent-style-name="Heading_20_1">
      <style:text-properties officeooo:rsid="002e6763" officeooo:paragraph-rsid="002e6763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ea48"/>
    </style:style>
    <style:style style:name="T2" style:family="text">
      <style:text-properties officeooo:rsid="00146cb7"/>
    </style:style>
    <style:style style:name="T3" style:family="text">
      <style:text-properties officeooo:rsid="00178e8c"/>
    </style:style>
    <style:style style:name="T4" style:family="text">
      <style:text-properties officeooo:rsid="001b2f9b"/>
    </style:style>
    <style:style style:name="T5" style:family="text">
      <style:text-properties officeooo:rsid="001bfec4"/>
    </style:style>
    <style:style style:name="T6" style:family="text">
      <style:text-properties officeooo:rsid="001c4c7f"/>
    </style:style>
    <style:style style:name="T7" style:family="text">
      <style:text-properties officeooo:rsid="001e26a8"/>
    </style:style>
    <style:style style:name="T8" style:family="text">
      <style:text-properties officeooo:rsid="001fe8e5"/>
    </style:style>
    <style:style style:name="T9" style:family="text">
      <style:text-properties officeooo:rsid="0022dcb3"/>
    </style:style>
    <style:style style:name="T10" style:family="text">
      <style:text-properties officeooo:rsid="00249bed"/>
    </style:style>
    <style:style style:name="T11" style:family="text">
      <style:text-properties officeooo:rsid="00275519"/>
    </style:style>
    <style:style style:name="T12" style:family="text">
      <style:text-properties officeooo:rsid="00286296"/>
    </style:style>
    <style:style style:name="T13" style:family="text">
      <style:text-properties officeooo:rsid="002d49a6"/>
    </style:style>
    <style:style style:name="T14" style:family="text">
      <style:text-properties officeooo:rsid="002e6763"/>
    </style:style>
    <style:style style:name="T15" style:family="text">
      <style:text-properties officeooo:rsid="002eaf3b"/>
    </style:style>
    <style:style style:name="T16" style:family="text">
      <style:text-properties officeooo:rsid="002fbf3e"/>
    </style:style>
    <style:style style:name="T17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unktion</text:h>
      <text:p text:style-name="P1"><draw:g text:anchor-type="as-char" draw:z-index="0" draw:style-name="gr1"><draw:custom-shape draw:style-name="gr2" draw:text-style-name="P10" draw:id="id1" svg:width="2.5cm" svg:height="1.5cm" svg:x="0cm" svg:y="1cm"><text:p text:style-name="P9"><text:span text:style-name="T17">OdtFile</text:span></text:p><draw:enhanced-geometry svg:viewBox="0 0 21600 21600" draw:type="rectangle" draw:enhanced-path="M 0 0 L 21600 0 21600 21600 0 21600 0 0 Z N"/></draw:custom-shape><draw:custom-shape draw:style-name="gr2" draw:text-style-name="P10" draw:id="id2" svg:width="5.001cm" svg:height="3.5cm" svg:x="4.5cm" svg:y="0cm"><text:p text:style-name="P9"><text:span text:style-name="T17">OdtHtmlConverter</text:span></text:p><draw:enhanced-geometry svg:viewBox="0 0 21600 21600" draw:type="rectangle" draw:enhanced-path="M 0 0 L 21600 0 21600 21600 0 21600 0 0 Z N"/></draw:custom-shape><draw:connector draw:style-name="gr3" draw:text-style-name="P11" draw:type="line" svg:x1="2.499cm" svg:y1="1.751cm" svg:x2="4.5cm" svg:y2="1.751cm" draw:start-shape="id1" draw:start-glue-point="1" draw:end-shape="id2" draw:end-glue-point="3" svg:d="m1417-992h1134"><text:p/></draw:connector><draw:custom-shape draw:style-name="gr2" draw:text-style-name="P10" draw:id="id3" svg:width="3.001cm" svg:height="2.001cm" svg:x="5.5cm" svg:y="5.001cm"><text:p text:style-name="P9"><text:span text:style-name="T17">HtmlViewer</text:span></text:p><draw:enhanced-geometry svg:viewBox="0 0 21600 21600" draw:type="rectangle" draw:enhanced-path="M 0 0 L 21600 0 21600 21600 0 21600 0 0 Z N"/></draw:custom-shape><draw:connector draw:style-name="gr3" draw:text-style-name="P11" draw:type="line" svg:x1="6.999cm" svg:y1="3.501cm" svg:x2="6.999cm" svg:y2="5.001cm" draw:start-shape="id2" draw:start-glue-point="2" draw:end-shape="id3" draw:end-glue-point="0" svg:d="m3968 0v851"><text:p/></draw:connector></draw:g></text:p>
      <text:h text:style-name="P6" text:outline-level="1">OdtFile</text:h>
      <text:p text:style-name="P2"><text:span text:style-name="T1">Kapselt ein OpenOffice Text Dokument </text:span><text:span text:style-name="T2">und bietet zugriff auf die einzelnen Dateien. </text:span><text:span text:style-name="T16">Das Dokument kann von einer Datei oder einem Stream geladen werden und verbleibt dann im Hauptspeicher.</text:span></text:p>
      <text:h text:style-name="P7" text:outline-level="1">OdtHtmlConverter</text:h>
      <text:p text:style-name="P3"><text:span text:style-name="T9">Diese Einheit bildet das wichtigste Stück des Programms. </text:span><text:span text:style-name="T10">Es ist dafür verantwortlich angeforderte Seiten eines </text:span><text:span text:style-name="T1">OpenOffice Text Dokument</text:span><text:span text:style-name="T10">s im HTML Format zurück zu geben.</text:span></text:p>
      <text:h text:style-name="P8" text:outline-level="1">HtmlViewer</text:h>
      <text:p text:style-name="P4"><text:span text:style-name="T14">Die Anzeige-Einheit wird auf Android umgesetzt. Um das Programm auf einem normalen PC trotzdem testen </text:span><text:span text:style-name="T15">zu können, </text:span><text:span text:style-name="T14">wird ein schlichter Browser verwend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Stefl</meta:initial-creator>
    <meta:creation-date>2010-10-14T11:49:46</meta:creation-date>
    <meta:generator>OpenOffice.org/3.2$Unix OpenOffice.org_project/320m19$Build-9505</meta:generator>
    <dc:date>2010-10-23T15:39:27</dc:date>
    <dc:creator>Andreas Stefl</dc:creator>
    <meta:editing-duration>PT02H40M25S</meta:editing-duration>
    <meta:editing-cycles>27</meta:editing-cycles>
    <meta:document-statistic meta:table-count="0" meta:image-count="0" meta:object-count="0" meta:page-count="1" meta:paragraph-count="8" meta:word-count="78" meta:character-count="547"/>
  </office:meta>
</office:document-meta>
</file>